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hit Hindi" svg:font-family="'Lohit Hind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99cm" table:align="right"/>
    </style:style>
    <style:style style:name="Table2.A" style:family="table-column">
      <style:table-column-properties style:column-width="2.983cm"/>
    </style:style>
    <style:style style:name="Table2.B" style:family="table-column">
      <style:table-column-properties style:column-width="5.008cm"/>
    </style:style>
    <style:style style:name="Table2.A1" style:family="table-cell">
      <style:table-cell-properties fo:padding="0.097cm" fo:border="none"/>
    </style:style>
    <style:style style:name="P1" style:family="paragraph" style:parent-style-name="Table_20_Contents">
      <style:text-properties style:font-name="Arial2" officeooo:rsid="000808e5" officeooo:paragraph-rsid="00173dd9"/>
    </style:style>
    <style:style style:name="P2" style:family="paragraph" style:parent-style-name="Table_20_Contents">
      <style:paragraph-properties fo:text-align="end" style:justify-single-word="false"/>
      <style:text-properties style:font-name="Arial2" officeooo:rsid="0125cd33" officeooo:paragraph-rsid="00173dd9"/>
    </style:style>
    <style:style style:name="P3" style:family="paragraph" style:parent-style-name="Table_20_Contents">
      <style:paragraph-properties fo:text-align="end" style:justify-single-word="false"/>
      <style:text-properties fo:language="es" fo:country="ES" fo:font-weight="bold" officeooo:rsid="00c23e23" officeooo:paragraph-rsid="00c23e23" style:font-weight-asian="bold" style:font-weight-complex="bold"/>
    </style:style>
    <style:style style:name="P4" style:family="paragraph" style:parent-style-name="Table_20_Contents">
      <style:paragraph-properties fo:text-align="end" style:justify-single-word="false"/>
      <style:text-properties fo:language="es" fo:country="ES" fo:font-weight="bold" officeooo:rsid="00b6207c" officeooo:paragraph-rsid="00b6207c" style:font-weight-asian="bold" style:font-weight-complex="bold"/>
    </style:style>
    <style:style style:name="P5" style:family="paragraph" style:parent-style-name="Table_20_Contents">
      <style:paragraph-properties fo:text-align="justify" style:justify-single-word="false"/>
      <style:text-properties fo:language="es" fo:country="ES" officeooo:rsid="00b6207c" officeooo:paragraph-rsid="00b6207c"/>
    </style:style>
    <style:style style:name="P6" style:family="paragraph" style:parent-style-name="Standard">
      <style:text-properties officeooo:paragraph-rsid="00173dd9"/>
    </style:style>
    <style:style style:name="P7" style:family="paragraph" style:parent-style-name="Standard">
      <style:paragraph-properties fo:text-align="justify" style:justify-single-word="false"/>
      <style:text-properties officeooo:rsid="00173dd9" officeooo:paragraph-rsid="00173dd9"/>
    </style:style>
    <style:style style:name="P8" style:family="paragraph" style:parent-style-name="Standard">
      <style:paragraph-properties fo:text-align="justify" style:justify-single-word="false"/>
      <style:text-properties officeooo:rsid="00173dd9" officeooo:paragraph-rsid="001b0ace"/>
    </style:style>
    <style:style style:name="P9" style:family="paragraph" style:parent-style-name="Standard">
      <style:paragraph-properties fo:text-align="start" style:justify-single-word="false"/>
      <style:text-properties fo:color="#666666" fo:font-size="54pt" officeooo:rsid="0018abe4" officeooo:paragraph-rsid="0018abe4" style:font-size-asian="54pt" style:font-size-complex="54pt"/>
    </style:style>
    <style:style style:name="P10" style:family="paragraph" style:parent-style-name="Standard">
      <style:paragraph-properties fo:text-align="start" style:justify-single-word="false"/>
      <style:text-properties fo:color="#666666" fo:font-size="54pt" officeooo:rsid="00c56beb" officeooo:paragraph-rsid="00c56beb" style:font-size-asian="54pt" style:font-size-complex="54pt"/>
    </style:style>
    <style:style style:name="P11" style:family="paragraph" style:parent-style-name="Standard">
      <style:paragraph-properties fo:text-align="justify" style:justify-single-word="false"/>
      <style:text-properties fo:language="es" fo:country="ES" officeooo:rsid="00173dd9" officeooo:paragraph-rsid="00173dd9"/>
    </style:style>
    <style:style style:name="P12" style:family="paragraph" style:parent-style-name="Standard">
      <style:paragraph-properties fo:text-align="justify" style:justify-single-word="false"/>
      <style:text-properties officeooo:paragraph-rsid="00173dd9"/>
    </style:style>
    <style:style style:name="P13" style:family="paragraph" style:parent-style-name="Standard">
      <style:paragraph-properties fo:line-height="100%" fo:text-align="justify" style:justify-single-word="false"/>
      <style:text-properties style:font-name="Arial2" fo:language="es" fo:country="ES" officeooo:rsid="00c90836" officeooo:paragraph-rsid="0132a2af"/>
    </style:style>
    <style:style style:name="P14" style:family="paragraph" style:parent-style-name="Standard">
      <style:paragraph-properties fo:text-align="justify" style:justify-single-word="false"/>
      <style:text-properties fo:color="#333333" style:text-outline="false" style:text-line-through-style="none" style:text-line-through-type="none" style:font-name="Times New Roman" fo:font-size="12pt" fo:language="es" fo:country="ES" fo:font-style="normal" fo:text-shadow="none" style:text-underline-style="none" fo:font-weight="normal" officeooo:rsid="00c23e23" officeooo:paragraph-rsid="00c23e23" style:font-size-asian="12pt" style:font-style-asian="normal" style:font-weight-asian="normal" style:font-size-complex="12pt" style:font-weight-complex="normal" style:text-emphasize="none"/>
    </style:style>
    <style:style style:name="P15" style:family="paragraph" style:parent-style-name="Standard">
      <style:paragraph-properties fo:margin-top="0.212cm" fo:margin-bottom="0.212cm" loext:contextual-spacing="false" fo:text-align="start" style:justify-single-word="false" style:snap-to-layout-grid="false"/>
      <style:text-properties fo:color="#666666" style:font-name="Times New Roman" fo:font-size="48pt" fo:language="ca" fo:country="ES" officeooo:rsid="00b5eda9" officeooo:paragraph-rsid="00c56beb" style:font-size-asian="48pt" style:font-name-complex="Arial2" style:font-size-complex="48pt"/>
    </style:style>
    <style:style style:name="P16" style:family="paragraph" style:parent-style-name="Standard">
      <style:paragraph-properties fo:margin-top="0.212cm" fo:margin-bottom="0.212cm" loext:contextual-spacing="false" fo:text-align="start" style:justify-single-word="false" style:snap-to-layout-grid="false"/>
      <style:text-properties fo:color="#666666" style:font-name="Times New Roman" fo:font-size="28pt" fo:language="ca" fo:country="ES" officeooo:rsid="00cef2e7" officeooo:paragraph-rsid="00cef2e7" style:font-size-asian="28pt" style:font-name-complex="Arial2" style:font-size-complex="28pt"/>
    </style:style>
    <style:style style:name="P17" style:family="paragraph" style:parent-style-name="Text_20_body">
      <style:paragraph-properties fo:line-height="100%"/>
      <style:text-properties style:font-name="Arial2" fo:language="es" fo:country="ES" officeooo:rsid="013d20b8" officeooo:paragraph-rsid="013d20b8"/>
    </style:style>
    <style:style style:name="P18" style:family="paragraph" style:parent-style-name="Text_20_body">
      <style:text-properties fo:language="es" fo:country="ES"/>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Standard" style:master-page-name="First_20_Page">
      <style:paragraph-properties fo:text-align="start" style:justify-single-word="false" style:page-number="auto"/>
      <style:text-properties fo:color="#666666" fo:font-size="54pt" officeooo:rsid="0018abe4" officeooo:paragraph-rsid="0018abe4" style:font-size-asian="54pt" style:font-size-complex="54pt"/>
    </style:style>
    <style:style style:name="P22" style:family="paragraph" style:parent-style-name="Text_20_body" style:list-style-name="L1">
      <style:text-properties fo:language="es" fo:country="ES"/>
    </style:style>
    <style:style style:name="P23" style:family="paragraph" style:parent-style-name="Text_20_body" style:list-style-name="L2">
      <style:text-properties fo:language="es" fo:country="ES"/>
    </style:style>
    <style:style style:name="P24" style:family="paragraph" style:parent-style-name="Text_20_body" style:list-style-name="L3">
      <style:text-properties fo:language="es" fo:country="ES"/>
    </style:style>
    <style:style style:name="P25" style:family="paragraph" style:parent-style-name="Text_20_body">
      <style:text-properties fo:language="es" fo:country="ES" officeooo:paragraph-rsid="01990f48"/>
    </style:style>
    <style:style style:name="P26" style:family="paragraph" style:parent-style-name="Heading_20_2">
      <style:paragraph-properties fo:line-height="100%"/>
      <style:text-properties style:font-name="Arial2" fo:language="es" fo:country="ES" officeooo:rsid="00c90836" officeooo:paragraph-rsid="0132a2af"/>
    </style:style>
    <style:style style:name="P27" style:family="paragraph" style:parent-style-name="Heading_20_2">
      <style:text-properties style:font-name="Arial2" fo:language="es" fo:country="ES" fo:font-weight="bold" officeooo:paragraph-rsid="0132a2af" style:font-weight-asian="bold" style:font-weight-complex="bold"/>
    </style:style>
    <style:style style:name="P28" style:family="paragraph" style:parent-style-name="Heading_20_2">
      <style:paragraph-properties fo:line-height="100%"/>
      <style:text-properties style:font-name="Arial2" fo:language="es" fo:country="ES" officeooo:rsid="013fe6a1" officeooo:paragraph-rsid="013fe6a1"/>
    </style:style>
    <style:style style:name="P29" style:family="paragraph" style:parent-style-name="Heading_20_2">
      <style:paragraph-properties fo:line-height="100%"/>
      <style:text-properties style:font-name="Arial2" fo:language="es" fo:country="ES" officeooo:rsid="013e3207" officeooo:paragraph-rsid="013e3207"/>
    </style:style>
    <style:style style:name="P30" style:family="paragraph" style:parent-style-name="Heading_20_2">
      <style:paragraph-properties fo:line-height="100%" fo:break-before="page"/>
      <style:text-properties fo:language="es" fo:country="ES" officeooo:paragraph-rsid="0132a2af"/>
    </style:style>
    <style:style style:name="P31" style:family="paragraph" style:parent-style-name="Heading_20_1" style:master-page-name="Standard">
      <style:paragraph-properties fo:line-height="100%" style:page-number="auto"/>
      <style:text-properties style:font-name="Arial2" fo:language="es" fo:country="ES" officeooo:rsid="00d0774b" officeooo:paragraph-rsid="0132a2af"/>
    </style:style>
    <style:style style:name="T1" style:family="text">
      <style:text-properties fo:font-weight="bold" style:font-weight-asian="bold" style:font-weight-complex="bold"/>
    </style:style>
    <style:style style:name="T2" style:family="text">
      <style:text-properties fo:font-weight="bold" officeooo:rsid="00aa2b59" style:font-weight-asian="bold" style:font-weight-complex="bold"/>
    </style:style>
    <style:style style:name="T3" style:family="text">
      <style:text-properties officeooo:rsid="00c23e23"/>
    </style:style>
    <style:style style:name="T4" style:family="text">
      <style:text-properties officeooo:rsid="00cacd37"/>
    </style:style>
    <style:style style:name="T5" style:family="text">
      <style:text-properties officeooo:rsid="00ca76c0"/>
    </style:style>
    <style:style style:name="T6" style:family="text">
      <style:text-properties officeooo:rsid="000668a6"/>
    </style:style>
    <style:style style:name="T7" style:family="text">
      <style:text-properties officeooo:rsid="00040c15"/>
    </style:style>
    <style:style style:name="T8" style:family="text">
      <style:text-properties officeooo:rsid="013680c6"/>
    </style:style>
    <style:style style:name="T9" style:family="text">
      <style:text-properties officeooo:rsid="013a5e4b"/>
    </style:style>
    <style:style style:name="T10" style:family="text">
      <style:text-properties style:font-name="Arial2"/>
    </style:style>
    <style:style style:name="T11" style:family="text">
      <style:text-properties style:font-name="Arial2" officeooo:rsid="013e3207"/>
    </style:style>
    <style:style style:name="T12" style:family="text">
      <style:text-properties style:font-name="Arial2" officeooo:rsid="013bd2e3"/>
    </style:style>
    <style:style style:name="T13" style:family="text">
      <style:text-properties style:font-name="Arial2" fo:font-weight="bold" style:font-weight-asian="bold" style:font-weight-complex="bold"/>
    </style:style>
    <style:style style:name="T14" style:family="text">
      <style:text-properties style:font-name="Arial2" fo:font-weight="bold" officeooo:rsid="013d20b8" style:font-weight-asian="bold" style:font-weight-complex="bold"/>
    </style:style>
    <style:style style:name="T15" style:family="text">
      <style:text-properties style:font-name="Arial2" officeooo:rsid="013d20b8"/>
    </style:style>
    <style:style style:name="T16" style:family="text">
      <style:text-properties officeooo:rsid="0141bbdb"/>
    </style:style>
    <style:style style:name="T17" style:family="text">
      <style:text-properties fo:language="es" fo:country="ES"/>
    </style:style>
    <style:style style:name="T18" style:family="text">
      <style:text-properties officeooo:rsid="017e55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5">Proyecto: Herramienta Text-To-Speech para Open Document.</text:p>
      <text:p text:style-name="P16">PEC <text:span text:style-name="T18">3</text:span></text:p>
      <text:p text:style-name="P10"/>
      <text:p text:style-name="P9"/>
      <text:p text:style-name="P7"/>
      <text:p text:style-name="P7"/>
      <text:p text:style-name="P7"/>
      <text:p text:style-name="P7"/>
      <text:p text:style-name="P7"/>
      <text:p text:style-name="P7"/>
      <text:p text:style-name="P8"/>
      <text:p text:style-name="P7"/>
      <text:p text:style-name="P7"/>
      <text:p text:style-name="P7"/>
      <text:p text:style-name="P7"/>
      <text:p text:style-name="P7"/>
      <table:table table:name="Table2" table:style-name="Table2">
        <table:table-column table:style-name="Table2.A"/>
        <table:table-column table:style-name="Table2.B"/>
        <table:table-row>
          <table:table-cell table:style-name="Table2.A1" office:value-type="string">
            <text:p text:style-name="P4"><text:span text:style-name="T3">Alumno</text:span>:</text:p>
          </table:table-cell>
          <table:table-cell table:style-name="Table2.A1" office:value-type="string">
            <text:p text:style-name="P5">Manuel Vélez Martínez</text:p>
          </table:table-cell>
        </table:table-row>
        <table:table-row>
          <table:table-cell table:style-name="Table2.A1" office:value-type="string">
            <text:p text:style-name="P3">Área Docente:</text:p>
          </table:table-cell>
          <table:table-cell table:style-name="Table2.A1" office:value-type="string">
            <text:p text:style-name="P14">Compiladores</text:p>
          </table:table-cell>
        </table:table-row>
        <table:table-row>
          <table:table-cell table:style-name="Table2.A1" office:value-type="string">
            <text:p text:style-name="P3">Consultor:</text:p>
          </table:table-cell>
          <table:table-cell table:style-name="Table2.A1" office:value-type="string">
            <text:p text:style-name="P14">Gerard Enrique Manonellas</text:p>
          </table:table-cell>
        </table:table-row>
        <table:table-row>
          <table:table-cell table:style-name="Table2.A1" office:value-type="string">
            <text:p text:style-name="P3">Profesor:</text:p>
          </table:table-cell>
          <table:table-cell table:style-name="Table2.A1" office:value-type="string">
            <text:p text:style-name="P14">Robert clarisó villadrosa</text:p>
          </table:table-cell>
        </table:table-row>
        <table:table-row>
          <table:table-cell table:style-name="Table2.A1" office:value-type="string">
            <text:p text:style-name="P3">Profesor:</text:p>
          </table:table-cell>
          <table:table-cell table:style-name="Table2.A1" office:value-type="string">
            <text:p text:style-name="P14">Daniel Riera terrén</text:p>
          </table:table-cell>
        </table:table-row>
      </table:table>
      <text:p text:style-name="P12"/>
      <text:table-of-content text:style-name="Sect1" text:protected="true" text:name="Table of Contents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19"><text:a xlink:type="simple" xlink:href="#__RefHeading___Toc2621_438483361" text:style-name="Index_20_Link" text:visited-style-name="Index_20_Link">1. Definición del TFC<text:tab/>3</text:a></text:p>
          <text:p text:style-name="P20"><text:a xlink:type="simple" xlink:href="#__RefHeading___Toc687_18343493321" text:style-name="Index_20_Link" text:visited-style-name="Index_20_Link">1.1. Introducción<text:tab/>3</text:a></text:p>
          <text:p text:style-name="P20"><text:a xlink:type="simple" xlink:href="#__RefHeading___Toc2623_438483361" text:style-name="Index_20_Link" text:visited-style-name="Index_20_Link">1.2. Descripción del trabajo<text:tab/>3</text:a></text:p>
          <text:p text:style-name="P20"><text:a xlink:type="simple" xlink:href="#__RefHeading___Toc689_18343493321" text:style-name="Index_20_Link" text:visited-style-name="Index_20_Link">1.3. Objetivos<text:tab/>4</text:a></text:p>
          <text:p text:style-name="P20"><text:a xlink:type="simple" xlink:href="#__RefHeading___Toc2512_1669375483" text:style-name="Index_20_Link" text:visited-style-name="Index_20_Link">1.4. Estudio de productos existentes en el mercado<text:tab/>4</text:a></text:p>
          <text:p text:style-name="P20"><text:a xlink:type="simple" xlink:href="#__RefHeading___Toc2514_1669375483" text:style-name="Index_20_Link" text:visited-style-name="Index_20_Link">1.5. Análisis de necesidad del proyecto.<text:tab/>5</text:a></text:p>
        </text:index-body>
      </text:table-of-content>
      <text:p text:style-name="P11"/>
      <text:h text:style-name="P31" text:outline-level="1"><text:bookmark-start text:name="__RefHeading___Toc2621_438483361"/>Definición del TFC<text:bookmark-end text:name="__RefHeading___Toc2621_438483361"/></text:h>
      <text:h text:style-name="P26" text:outline-level="2"><text:bookmark-start text:name="__RefHeading___Toc687_18343493321"/>Introducción<text:bookmark-end text:name="__RefHeading___Toc687_18343493321"/></text:h>
      <text:p text:style-name="Text_20_body">C<text:span text:style-name="T17">on el aumento del uso de las nuevas tecnologías ha aumentado la necesidad de transmitir información entre personas mediante diversos métodos. Dicha necesidad de distribución de la información y el conocimiento ha producido que en la actualidad existan una gran cantidad de formatos electrónicos en los que se pueda almacenar información para ser compartidas (ficheros de texto plano, documentos de texto enriquecido, páginas web, bases de datos, etc). </text:span></text:p>
      <text:p text:style-name="P18">La transmisión de la información en formatos electrónicos entre personas ha señalado la necesidad de hacer disponibles estas informaciones a personas con diversidades funcionales. Está claro, además, que no es factible para una persona con una deficiencia funcional el acceso a la información almacenada en un fichero de texto o en una base de datos si no se le prestan los medios necesarios para que dicha información pueda ser percibida de una manera alternativa.</text:p>
      <text:p text:style-name="P18">Por lo tanto, y teniendo en cuenta las posibles necesidades de cualquier tipo de usuario de un ordenador, es importante que exista la posibilidad de la traducción de documentos de cualquier tipo a medios tiempo-dependientes que faciliten a cualquier tipo de usuario la posesión, utilización y distribución de los datos profesionales, docentes o personales generados y almacenados en ellos.</text:p>
      <text:p text:style-name="P13"/>
      <text:h text:style-name="P27" text:outline-level="2"><text:bookmark-start text:name="__RefHeading___Toc2623_438483361"/>Descripción del trabajo<text:bookmark-end text:name="__RefHeading___Toc2623_438483361"/></text:h>
      <text:p text:style-name="P18">El presente proyecto fin de carrera pretende, por tanto, desarrollar una herramienta text-to-speech que sintetice documentos de ofimática y produzca uno o varios documentos de audio que puedan ser <text:span text:style-name="T5">oídos</text:span> por el usuario que utilice la herramienta.</text:p>
      <text:p text:style-name="P18">Para realizar el trabajo se pretende aprovechar todas las posibilidades abiertas disponibles como son los formatos de audio libre, herramientas y <text:span text:style-name="T5">librerías</text:span> tts de código abierto, ficheros de configuración Xml y documentos con formato open document.</text:p>
      <text:p text:style-name="P25">Por otro lado, es importante que la aplicación sea configurable de manera que se permita al usuario especificar puntos importantes como la división de los audios en capítulos, páginas o no <text:span text:style-name="T5">dividirlo. Se podrá especificar el lenguaje del documento o autodetectarlo y algunas otras configuraciones facilitadas por los documentos open document.</text:span> </text:p>
      <text:h text:style-name="P30" text:outline-level="2"><text:bookmark-start text:name="__RefHeading___Toc689_18343493321"/><text:span text:style-name="T10">Objetivos</text:span><text:bookmark-end text:name="__RefHeading___Toc689_18343493321"/></text:h>
      <text:p text:style-name="P18">Una vez expuestos <text:span text:style-name="T5">los datos de la introducción y de la descripción</text:span> <text:span text:style-name="T6">se puede </text:span>asegurar que se ha encontrado una necesidad desde la que se comience con el estudio, el diseño y el posterior desarrollo de una herramienta que permita a usuarios con posibles deficiencias de visión obtener y almacenar ficheros de audio con <text:span text:style-name="T7">el contenido sintetizado de ficheros con información como texto, formulas, o cualquier otro dato de interés del usuario.</text:span></text:p>
      <text:p text:style-name="P18">Una vez identificada la idea y la necesidad del proyecto, el desarrollo de una herramienta text-to-speech, se debe profundizar en cuales serán los elementos que formarán parte del proyecto. De esta manera se pretende que el tipo de fichero que se use como entrada de la herramienta sea un documento OpenDocument Format (texto, hojas de cálculo, presentaciones, etc), la configuración se a<text:span text:style-name="T4">lmacene</text:span> en un fichero Xml y los audios producidos tengan un formato de audio abierto.</text:p>
      <text:p text:style-name="P18">Así pues, los objetivos del proyecto de desarrollo de una herramienta text-to-speech para documentos open <text:span text:style-name="T8">document</text:span> son los siguientes:</text:p>
      <text:list xml:id="list8215042280666354064" text:style-name="L1">
        <text:list-item>
          <text:p text:style-name="P22">Estudio de la disponibilidad actual de herramientas TTS para el formato ODF</text:p>
        </text:list-item>
        <text:list-item>
          <text:p text:style-name="P22">Estudio del formato ODF y selección de los elementos mas importantes de dicho formato</text:p>
        </text:list-item>
        <text:list-item>
          <text:p text:style-name="P22">Definición de un documento XSLT que permita transformar el contenido del fichero ODF en un formato utilizable por la herramienta TTS seleccionada</text:p>
        </text:list-item>
        <text:list-item>
          <text:p text:style-name="P22">Estudio de las herramientas de síntesis TTS existentes</text:p>
        </text:list-item>
        <text:list-item>
          <text:p text:style-name="P22">Estudio de los formatos de audio Libre</text:p>
        </text:list-item>
        <text:list-item>
          <text:p text:style-name="P22">Definición de un documento de configuración en formato XML</text:p>
        </text:list-item>
        <text:list-item>
          <text:p text:style-name="P22">Creación de una aplicación en java con los siguientes módulos:</text:p>
          <text:list>
            <text:list-item>
              <text:p text:style-name="P22">Módulo de configuración</text:p>
            </text:list-item>
            <text:list-item>
              <text:p text:style-name="P22">Módulo de <text:span text:style-name="T9">extracción de texto del documento odf</text:span></text:p>
            </text:list-item>
            <text:list-item>
              <text:p text:style-name="P22">Módulo de generación de audio mediante herramientas TTS</text:p>
            </text:list-item>
            <text:list-item>
              <text:p text:style-name="P22">Módulo de conversión de audio a formato de audio libre</text:p>
            </text:list-item>
          </text:list>
        </text:list-item>
      </text:list>
      <text:h text:style-name="P28" text:outline-level="2"><text:bookmark-start text:name="__RefHeading___Toc2512_1669375483"/>Estudio de productos existentes en el mercado<text:bookmark-end text:name="__RefHeading___Toc2512_1669375483"/></text:h>
      <text:p text:style-name="P18"><text:span text:style-name="T12">E</text:span><text:span text:style-name="T10">n la actualidad existen una gran cantidad de aplicaciones que convierten texto a voz. Existen diversas páginas web, plugins para navegadores o incluso editores de texto.</text:span></text:p>
      <text:p text:style-name="P18">Muy pocas de estas aplicaciones están orientadas a la generación de audio a partir de un documento de texto en formato open document, concretamente solo hay dos herramientas que realizan esta tarea:</text:p>
      <text:list xml:id="list4275969400057302386" text:style-name="L2">
        <text:list-item>
          <text:p text:style-name="P23"><text:span text:style-name="T13">Read Text: </text:span><text:span text:style-name="T10">Es una extensión de open office que convierte en voz documentos en formato open office. Está disponible para cualquier plataforma en la que se </text:span><text:soft-page-break/><text:span text:style-name="T10">pueda instalar open office y cuenta con un servicio de síntesis propio que puede ser extendido mediante la instalación de otros sistemas como eSpeak.</text:span></text:p>
        </text:list-item>
        <text:list-item>
          <text:p text:style-name="P23"><text:span text:style-name="T13">OO Text To Speech:</text:span><text:span text:style-name="T10"> Es una macro TTS disponible para open office con un motor de lectura que puede leer cualquier documento de texto. No ha sido actualizado desde 2006</text:span></text:p>
        </text:list-item>
      </text:list>
      <text:p text:style-name="P18">Existen algunas alternativas que pueden ser adaptadas al fin que se persigue con el presente proyecto pero que o bien no son herramientas libres o bien requieren de la conversión del documento a otro formato:</text:p>
      <text:list xml:id="list230812973632341" text:continue-numbering="true" text:style-name="L2">
        <text:list-item>
          <text:p text:style-name="P23"><text:span text:style-name="T14">Word Talk</text:span><text:span text:style-name="T13">: Es</text:span><text:span text:style-name="T15"> un plugin gratuito para microsoft word (solo permite leer documentos de texto) que lee un texto y lo resalta al mismo tiempo. Permite exportar a formatos de audio que no son libres como Wav o Mp3.</text:span></text:p>
        </text:list-item>
        <text:list-item>
          <text:p text:style-name="P23"><text:span text:style-name="T13">Zamzar:</text:span><text:span text:style-name="T10"> Es una web que permite subir ficheros PDF, DOC o TXT y los convierte a MP3. Es simple pero requiere de conversiones previas y no se puede exportar a ningún tipo de audio librería.</text:span></text:p>
        </text:list-item>
      </text:list>
      <text:p text:style-name="P18"/>
      <text:p text:style-name="P18"><text:span text:style-name="T10">Además, podemos contar en esta sección aplicaciones nativas para cada sistema operativo que leen lo que se muestra en pantalla. Ejemplos de estas aplicaciones son </text:span><text:span text:style-name="T13">JAWS</text:span><text:span text:style-name="T10"> screen reader o el propio screen reader de Ubuntu (</text:span><text:span text:style-name="T13">Orcas</text:span><text:span text:style-name="T10">) que son sistemas dependientes del sistema operativo y que no permiten exportar a formatos de audio</text:span></text:p>
      <text:p text:style-name="P17"/>
      <text:h text:style-name="P29" text:outline-level="2"><text:bookmark-start text:name="__RefHeading___Toc2514_1669375483"/>Análisis de necesidad del proyecto.<text:bookmark-end text:name="__RefHeading___Toc2514_1669375483"/></text:h>
      <text:p text:style-name="P18"><text:span text:style-name="T11">U</text:span><text:span text:style-name="T10">na vez expuestos ciertos antecedentes y productos similares se puede ver que el proyecto que se pretende desarrollar podría ocupar algunos de los huecos disponibles entre las demás aplicaciones del mercado.</text:span></text:p>
      <text:p text:style-name="P18">El proyecto podría ser utilizable para usuarios o empresas con alguno de los siguientes perfiles:</text:p>
      <text:list xml:id="list6824427762297729651" text:style-name="L3">
        <text:list-item>
          <text:p text:style-name="P24">Usuarios que por su puesto de trabajo no pueden mirar una pantalla, como por ejemplo conductores que podrían recibir ciertas instrucciones de rutas o detalles técnicos que les podrían ayudar en el desarrollo de su función.</text:p>
        </text:list-item>
        <text:list-item>
          <text:p text:style-name="P24">Usuarios que desempeñan sus tareas en condiciones de poca visibilidad y que necesitan acceder a ciertos elementos de información como pudieran ser manuales de instrucciones o referencias técnicas</text:p>
        </text:list-item>
        <text:list-item>
          <text:p text:style-name="P24">Usuarios que están aprendiendo un idioma y quieren conocer como es la pronunciación de un determinado texto docente.</text:p>
        </text:list-item>
        <text:list-item>
          <text:p text:style-name="P24">Usuarios que, por condiciones de diversidad funcional no pueden leer documentos, o que incluso pretenden escribir sus pensamientos para que sean traducidos a voz y así puedan mejorar su comunicación.</text:p>
        </text:list-item>
        <text:list-item>
          <text:p text:style-name="P24">Empresas con puntos de información automatizados en los que el usuario <text:soft-page-break/>selecciona un <text:span text:style-name="T16">ítem</text:span> de datos y el sistema se lo lee en voz alta. Por ejemplo puntos de información de un centro comercial.</text:p>
        </text:list-item>
        <text:list-item>
          <text:p text:style-name="P24">Instituciones culturales y museos que pretendan generar audioguias en diversos idiomas sin la necesidad de contar con un locutores que hablen los idiomas de las audio-guías. Por ejemplo, un museo que cuenta con descripciones de todos los cuadros en varios idiomas podría grabar y distribuir dichos audios a sus visita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ohit Hindi" svg:font-family="'Lohit Hind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fo:text-align="justify" style:justify-single-word="false" style:page-number="auto" style:shadow="none">
        <style:tab-stops/>
      </style:paragraph-properties>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6.002cm" style:type="right" style:leader-style="dotted" style:leader-text="."/>
        </style:tab-stops>
      </style:paragraph-properties>
      <style:text-properties style:font-name="Arial" fo:font-family="Arial"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rmal1" style:family="paragraph">
      <style:paragraph-properties style:line-height-at-least="0.176cm" fo:orphans="0" fo:widows="0" fo:hyphenation-ladder-count="no-limit"/>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Arial" style:font-family-generic-asian="swiss" style:font-pitch-asian="variable" style:font-size-asian="12pt" style:font-name-complex="Lohit Hindi" style:font-family-complex="'Lohit Hindi', 'MS Mincho'"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table:align="margins"/>
    </style:style>
    <style:style style:name="Table1.A" style:family="table-column">
      <style:table-column-properties style:rel-column-width="32760*"/>
    </style:style>
    <style:style style:name="Table1.B" style:family="table-column">
      <style:table-column-properties style:rel-column-width="32775*"/>
    </style:style>
    <style:style style:name="Table1.A1" style:family="table-cell">
      <style:table-cell-properties fo:padding="0.097cm" fo:border="none"/>
    </style:style>
    <style:style style:name="MP1" style:family="paragraph" style:parent-style-name="Table_20_Contents">
      <style:text-properties style:font-name="Arial2" officeooo:rsid="000808e5" officeooo:paragraph-rsid="00173dd9"/>
    </style:style>
    <style:style style:name="MP2" style:family="paragraph" style:parent-style-name="Table_20_Contents">
      <style:paragraph-properties fo:text-align="end" style:justify-single-word="false"/>
      <style:text-properties style:font-name="Arial2" officeooo:rsid="0125cd33" officeooo:paragraph-rsid="00173dd9"/>
    </style:style>
    <style:style style:name="MP3" style:family="paragraph" style:parent-style-name="Standard">
      <style:text-properties officeooo:paragraph-rsid="00173dd9"/>
    </style:style>
    <style:style style:name="MT1" style:family="text">
      <style:text-properties fo:font-weight="bold" officeooo:rsid="00aa2b59" style:font-weight-asian="bold"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Index" style:page-layout-name="Mpm2">
      <style:header>
        <table:table table:name="Table1" table:style-name="Table1">
          <table:table-column table:style-name="Table1.A"/>
          <table:table-column table:style-name="Table1.B"/>
          <table:table-row>
            <table:table-cell table:style-name="Table1.A1" office:value-type="string">
              <text:p text:style-name="MP1"><text:span text:style-name="MT1">Cognoms</text:span><text:span text:style-name="MT2">:</text:span> Vélez Martínez</text:p>
            </table:table-cell>
            <table:table-cell table:style-name="Table1.A1" office:value-type="string">
              <text:p text:style-name="MP2">Interacció persona ordinador</text:p>
            </table:table-cell>
          </table:table-row>
          <table:table-row>
            <table:table-cell table:style-name="Table1.A1" office:value-type="string">
              <text:p text:style-name="MP1"><text:span text:style-name="MT2">Nom: </text:span>Manuel</text:p>
            </table:table-cell>
            <table:table-cell table:style-name="Table1.A1" office:value-type="string">
              <text:p text:style-name="MP2">PAC 1 IPO 2015-16 semestre 1</text:p>
            </table:table-cell>
          </table:table-row>
        </table:table>
        <text:p text:style-name="MP3"/>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Velez</meta:initial-creator>
    <meta:creation-date>2015-10-13T00:42:06.409308711</meta:creation-date>
    <dc:date>2016-05-24T23:08:11.951648093</dc:date>
    <dc:creator>Manuel Velez</dc:creator>
    <meta:editing-duration>P1DT1H39M57S</meta:editing-duration>
    <meta:editing-cycles>296</meta:editing-cycles>
    <meta:generator>LibreOffice/5.1.2.2$Linux_X86_64 LibreOffice_project/10m0$Build-2</meta:generator>
    <meta:document-statistic meta:table-count="2" meta:image-count="0" meta:object-count="0" meta:page-count="6" meta:paragraph-count="66" meta:word-count="1266" meta:character-count="7867" meta:non-whitespace-character-count="6692"/>
  </office:meta>
</office:document-meta>
</file>